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09/04/2026 16:56:12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3760">
            <text:p>3037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45.8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22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88.5">
            <text:p>908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88.5">
            <text:p>908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">
            <text:p>0,010</text:p>
          </table:table-cell>
          <table:table-cell table:style-name="ce12N2" office:value-type="float" office:value="12.89">
            <text:p>12,8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08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5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88.5">
            <text:p>9088,50</text:p>
          </table:table-cell>
          <table:table-cell table:style-name="ce12N2" office:value-type="float" office:value="636.2">
            <text:p>63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4584617996941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166">
            <text:p>3041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46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0.53">
            <text:p>610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9E-5">
            <text:p>0,000</text:p>
          </table:table-cell>
          <table:table-cell table:style-name="ce12N2" office:value-type="float" office:value="0.92">
            <text:p>0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0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37.26">
            <text:p>37,26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40.13">
            <text:p>40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469661542221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2">
            <text:p>304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2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46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367.27">
            <text:p>367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22411459942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74">
            <text:p>3042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996">
            <text:p>0,006</text:p>
          </table:table-cell>
          <table:table-cell table:style-name="ce12N2" office:value-type="float" office:value="4.19">
            <text:p>4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66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375.63">
            <text:p>37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310177700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4">
            <text:p>3043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383">
            <text:p>0,022</text:p>
          </table:table-cell>
          <table:table-cell table:style-name="ce12N2" office:value-type="float" office:value="0.95">
            <text:p>0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12.72">
            <text:p>12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418879488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5">
            <text:p>304395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37.51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6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.58">
            <text:p>105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5.58">
            <text:p>105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6.23">
            <text:p>26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5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5.58">
            <text:p>105,58</text:p>
          </table:table-cell>
          <table:table-cell table:style-name="ce12N2" office:value-type="float" office:value="7.39">
            <text:p>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3751617342261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9">
            <text:p>304419</text:p>
          </table:table-cell>
          <table:table-cell table:style-name="ce0" table:number-columns-spanned="4" table:number-rows-spanned="1" office:value-type="string" calcext:value-type="string">
            <text:p>17.596 - LIGHT ENGINE ILUMINACAO</text:p>
          </table:table-cell>
          <table:covered-table-cell table:number-columns-repeated="3"/>
          <table:table-cell table:style-name="ce0" office:value-type="string" calcext:value-type="string">
            <text:p>97.050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2.38">
            <text:p>356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6.4">
            <text:p>2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2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67">
            <text:p>4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316.48">
            <text:p>316,48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215.11">
            <text:p>215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45461650003935500400009705017405442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20">
            <text:p>3044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1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226">
            <text:p>0,014</text:p>
          </table:table-cell>
          <table:table-cell table:style-name="ce12N2" office:value-type="float" office:value="6.28">
            <text:p>6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0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406.02">
            <text:p>406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14613932737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5">
            <text:p>3044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2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92">
            <text:p>0,003</text:p>
          </table:table-cell>
          <table:table-cell table:style-name="ce12N2" office:value-type="float" office:value="4.23">
            <text:p>4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479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453.55">
            <text:p>453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22910032339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6">
            <text:p>30444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948">
            <text:p>0,025</text:p>
          </table:table-cell>
          <table:table-cell table:style-name="ce12N2" office:value-type="float" office:value="0.86">
            <text:p>0,8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4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111.65">
            <text:p>111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611627025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7">
            <text:p>3044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7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29">
            <text:p>2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38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261.7">
            <text:p>261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76211599296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50">
            <text:p>304450</text:p>
          </table:table-cell>
          <table:table-cell table:style-name="ce0" table:number-columns-spanned="4" table:number-rows-spanned="1" office:value-type="string" calcext:value-type="string">
            <text:p>16.628 - VFL IMPORTADORA E DISTRIBUIDORA LTDA</text:p>
          </table:table-cell>
          <table:covered-table-cell table:number-columns-repeated="3"/>
          <table:table-cell table:style-name="ce0" office:value-type="string" calcext:value-type="string">
            <text:p>4.5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3.42">
            <text:p>7383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7383.42">
            <text:p>7383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8">
            <text:p>0,006</text:p>
          </table:table-cell>
          <table:table-cell table:style-name="ce12N2" office:value-type="float" office:value="9.22">
            <text:p>9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383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6">
            <text:p>7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383.42">
            <text:p>7383,42</text:p>
          </table:table-cell>
          <table:table-cell table:style-name="ce12N2" office:value-type="float" office:value="295.33">
            <text:p>29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51043590001225500100000458815843206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7">
            <text:p>3045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2.3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1">
            <text:p>0,049</text:p>
          </table:table-cell>
          <table:table-cell table:style-name="ce12N2" office:value-type="float" office:value="8.27">
            <text:p>8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74.39">
            <text:p>74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230417507544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9">
            <text:p>30450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644">
            <text:p>0,017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9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426.38">
            <text:p>42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412630583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5">
            <text:p>30453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952">
            <text:p>0,018</text:p>
          </table:table-cell>
          <table:table-cell table:style-name="ce12N2" office:value-type="float" office:value="0.31">
            <text:p>0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5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157.7">
            <text:p>15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011608050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9">
            <text:p>304539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0.2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64.47">
            <text:p>8164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7361.7">
            <text:p>7361,70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39555">
            <text:p>0,040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164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1">
            <text:p>55,7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17.77">
            <text:p>717,77</text:p>
          </table:table-cell>
          <table:table-cell table:style-name="ce12N2" office:value-type="float" office:value="7446.7">
            <text:p>7446,70</text:p>
          </table:table-cell>
          <table:table-cell table:style-name="ce12N2" office:value-type="float" office:value="297.87">
            <text:p>2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0244171066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59">
            <text:p>304559</text:p>
          </table:table-cell>
          <table:table-cell table:style-name="ce0" table:number-columns-spanned="4" table:number-rows-spanned="1" office:value-type="string" calcext:value-type="string">
            <text:p>30.445 - PERFIS VISCARDI LTDA</text:p>
          </table:table-cell>
          <table:covered-table-cell table:number-columns-repeated="3"/>
          <table:table-cell table:style-name="ce0" office:value-type="string" calcext:value-type="string">
            <text:p>9.6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314.09">
            <text:p>1031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9624.1">
            <text:p>9624,10</text:p>
          </table:table-cell>
          <table:table-cell table:style-name="ce12N2" office:value-type="float" office:value="564">
            <text:p>564,00</text:p>
          </table:table-cell>
          <table:table-cell table:style-name="ce12N3" office:value-type="float" office:value="0.00504">
            <text:p>0,005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314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0">
            <text:p>4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25.99">
            <text:p>125,99</text:p>
          </table:table-cell>
          <table:table-cell table:style-name="ce12N2" office:value-type="float" office:value="10188.1">
            <text:p>10188,10</text:p>
          </table:table-cell>
          <table:table-cell table:style-name="ce12N2" office:value-type="float" office:value="713.17">
            <text:p>713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145707420003295500100000969010846880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79">
            <text:p>304579</text:p>
          </table:table-cell>
          <table:table-cell table:style-name="ce0" table:number-columns-spanned="4" table:number-rows-spanned="1" office:value-type="string" calcext:value-type="string">
            <text:p>16.628 - VFL IMPORTADORA E DISTRIBUIDORA LTDA</text:p>
          </table:table-cell>
          <table:covered-table-cell table:number-columns-repeated="3"/>
          <table:table-cell table:style-name="ce0" office:value-type="string" calcext:value-type="string">
            <text:p>4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53.11">
            <text:p>853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3.11">
            <text:p>853,1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9">
            <text:p>0,003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53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53.11">
            <text:p>853,11</text:p>
          </table:table-cell>
          <table:table-cell table:style-name="ce12N2" office:value-type="float" office:value="34.12">
            <text:p>34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5104359000122550010000045951831687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81">
            <text:p>304581</text:p>
          </table:table-cell>
          <table:table-cell table:style-name="ce0" table:number-columns-spanned="4" table:number-rows-spanned="1" office:value-type="string" calcext:value-type="string">
            <text:p>709 - MAX EBERHARDT UTILIDADES DOMESTICAS IMPORTACAO E REPRES LTDA</text:p>
          </table:table-cell>
          <table:covered-table-cell table:number-columns-repeated="3"/>
          <table:table-cell table:style-name="ce0" office:value-type="string" calcext:value-type="string">
            <text:p>155.2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59.42">
            <text:p>285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684.9">
            <text:p>2684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1824">
            <text:p>0,182</text:p>
          </table:table-cell>
          <table:table-cell table:style-name="ce12N2" office:value-type="float" office:value="41.32">
            <text:p>41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59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74.52">
            <text:p>174,52</text:p>
          </table:table-cell>
          <table:table-cell table:style-name="ce12N2" office:value-type="float" office:value="2684.9">
            <text:p>2684,90</text:p>
          </table:table-cell>
          <table:table-cell table:style-name="ce12N2" office:value-type="float" office:value="187.94">
            <text:p>187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12.89">
            <text:p>112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6.686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02/04/2026</text:p>
          </table:table-cell>
          <table:table-cell table:style-name="ce12" office:value-type="string" calcext:value-type="string">
            <text:p>112,89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35260356991334000129550010001552681220230892</text:p>
          </table:table-cell>
          <table:table-cell table:style-name="ce0" office:value-type="string" calcext:value-type="string">
            <text:p>3526041138956500020057005000396686100124061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5">
            <text:p>3046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70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07.1">
            <text:p>5607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82">
            <text:p>0,058</text:p>
          </table:table-cell>
          <table:table-cell table:style-name="ce12N2" office:value-type="float" office:value="12.69">
            <text:p>12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07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42.22">
            <text:p>342,22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368.54">
            <text:p>36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70910437601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7">
            <text:p>3046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0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952">
            <text:p>0,015</text:p>
          </table:table-cell>
          <table:table-cell table:style-name="ce12N2" office:value-type="float" office:value="3.42">
            <text:p>3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7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159.36">
            <text:p>159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061264633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8">
            <text:p>3046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392">
            <text:p>0,007</text:p>
          </table:table-cell>
          <table:table-cell table:style-name="ce12N2" office:value-type="float" office:value="0.13">
            <text:p>0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64.93">
            <text:p>64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341764149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0">
            <text:p>304650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6">
            <text:p>0,013</text:p>
          </table:table-cell>
          <table:table-cell table:style-name="ce12N2" office:value-type="float" office:value="2.52">
            <text:p>2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5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35.42">
            <text:p>35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416108480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5">
            <text:p>304655</text:p>
          </table:table-cell>
          <table:table-cell table:style-name="ce0" table:number-columns-spanned="4" table:number-rows-spanned="1" office:value-type="string" calcext:value-type="string">
            <text:p>4.784 - SEKAPISO METALURGICA LTDA</text:p>
          </table:table-cell>
          <table:covered-table-cell table:number-columns-repeated="3"/>
          <table:table-cell table:style-name="ce0" office:value-type="string" calcext:value-type="string">
            <text:p>52.13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1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">
            <text:p>5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193.34">
            <text:p>193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2256040001685500300005213013056130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0">
            <text:p>304660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389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7707">
            <text:p>0,158</text:p>
          </table:table-cell>
          <table:table-cell table:style-name="ce12N2" office:value-type="float" office:value="179.53">
            <text:p>179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59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564.16">
            <text:p>56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821546000102550040001393891438281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2">
            <text:p>304662</text:p>
          </table:table-cell>
          <table:table-cell table:style-name="ce0" table:number-columns-spanned="4" table:number-rows-spanned="1" office:value-type="string" calcext:value-type="string">
            <text:p>14.934 - MUNDIAL IMP. E EXP. COMERCIAL LTDA</text:p>
          </table:table-cell>
          <table:covered-table-cell table:number-columns-repeated="3"/>
          <table:table-cell table:style-name="ce0" office:value-type="string" calcext:value-type="string">
            <text:p>10.58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37.39">
            <text:p>833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3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40.67">
            <text:p>740,67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303.88">
            <text:p>30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77162630001025500100001058013854545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7">
            <text:p>304667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3.58">
            <text:p>86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76">
            <text:p>0,005</text:p>
          </table:table-cell>
          <table:table-cell table:style-name="ce12N2" office:value-type="float" office:value="3.3">
            <text:p>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3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7.18">
            <text:p>27,18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58.55">
            <text:p>5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131693669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1">
            <text:p>304671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02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.81">
            <text:p>1129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256">
            <text:p>0,0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9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0.37">
            <text:p>100,37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72.06">
            <text:p>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0231000080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2">
            <text:p>3046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1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38">
            <text:p>0,004</text:p>
          </table:table-cell>
          <table:table-cell table:style-name="ce12N2" office:value-type="float" office:value="1.08">
            <text:p>1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3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22.66">
            <text:p>22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18018036128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2">
            <text:p>304722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01.36">
            <text:p>16301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">
            <text:p>74,00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98646">
            <text:p>0,899</text:p>
          </table:table-cell>
          <table:table-cell table:style-name="ce12N2" office:value-type="float" office:value="113.2">
            <text:p>113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301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19.12">
            <text:p>219,12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993.95">
            <text:p>993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513134804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3">
            <text:p>304723</text:p>
          </table:table-cell>
          <table:table-cell table:style-name="ce0" table:number-columns-spanned="4" table:number-rows-spanned="1" office:value-type="string" calcext:value-type="string">
            <text:p>19 - TRAMONTINA PLANALTO S/A</text:p>
          </table:table-cell>
          <table:covered-table-cell table:number-columns-repeated="3"/>
          <table:table-cell table:style-name="ce0" office:value-type="string" calcext:value-type="string">
            <text:p>703.4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6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9.38">
            <text:p>6519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519.38">
            <text:p>6519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537">
            <text:p>0,018</text:p>
          </table:table-cell>
          <table:table-cell table:style-name="ce12N2" office:value-type="float" office:value="7.4">
            <text:p>7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19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9.38">
            <text:p>6519,38</text:p>
          </table:table-cell>
          <table:table-cell table:style-name="ce12N2" office:value-type="float" office:value="270.84">
            <text:p>270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01422400001205500100070347619523558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8">
            <text:p>30476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1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05">
            <text:p>0,011</text:p>
          </table:table-cell>
          <table:table-cell table:style-name="ce12N2" office:value-type="float" office:value="5.74">
            <text:p>5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180.26">
            <text:p>180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1561560583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9">
            <text:p>3047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6.33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42">
            <text:p>0,014</text:p>
          </table:table-cell>
          <table:table-cell table:style-name="ce12N2" office:value-type="float" office:value="11.95">
            <text:p>1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0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203.41">
            <text:p>203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4633311731204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8">
            <text:p>38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649">
            <text:p>649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2897.11">
            <text:p>2897,11</text:p>
          </table:table-cell>
          <table:table-cell table:style-name="ce26N2" office:value-type="float" office:value="140110.93">
            <text:p>140110,93</text:p>
          </table:table-cell>
          <table:table-cell table:style-name="ce26N2" office:value-type="float" office:value="8723.99">
            <text:p>8723,9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12.89">
            <text:p>112,89</text:p>
          </table:table-cell>
          <table:table-cell table:style-name="ce26N2" office:value-type="float" office:value="143008.04">
            <text:p>143008,0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785183">
            <text:p>1,785</text:p>
          </table:table-cell>
          <table:table-cell table:style-name="ce26N2" office:value-type="float" office:value="139461.93">
            <text:p>139461,93</text:p>
          </table:table-cell>
          <table:table-cell table:style-name="ce26N2" office:value-type="float" office:value="143008.04">
            <text:p>143008,0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71.88">
            <text:p>571,8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9.18">
            <text:p>39,1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06" meta:object-count="0"/>
    <meta:generator>LibreOffice/4.3.0.4$Windows_x86 LibreOffice_project/62ad5818884a2fc2e5780dd45466868d41009ec0</meta:generator>
  </office:meta>
</office:document-meta>
</file>